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pr2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Calibri" fo:font-size="96pt" style:font-size-asian="96pt" style:font-size-complex="9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style:font-name="Calibri" fo:font-size="28pt" style:font-size-asian="28pt" style:font-size-complex="28pt"/>
    </style:style>
    <style:style style:name="T1" style:family="text">
      <style:text-properties style:font-name="Calibri" fo:font-size="96pt" style:font-size-asian="96pt" style:font-size-complex="96pt"/>
    </style:style>
    <style:style style:name="T2" style:family="text">
      <style:text-properties style:font-name="Calibri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draw:style-name="gr1" draw:text-style-name="P2" draw:layer="layout" svg:width="22.249cm" svg:height="8.523cm" svg:x="2.876cm" svg:y="6.239cm">
          <draw:text-box>
            <text:p text:style-name="P1"><text:span text:style-name="T1">Stage al CED </text:span></text:p>
            <text:p text:style-name="P1"><text:span text:style-name="T1">della FLUIDMEC</text:span></text:p>
          </draw:text-box>
        </draw:frame>
        <draw:frame draw:style-name="gr1" draw:text-style-name="P3" draw:layer="layout" svg:width="6.56cm" svg:height="0.962cm" svg:x="10.72cm" svg:y="19cm">
          <draw:text-box>
            <text:p>By Alexandru Cazacu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draw:style-name="gr1" draw:text-style-name="P5" draw:layer="layout" svg:width="9.412cm" svg:height="3.872cm" svg:x="9.294cm" svg:y="8.564cm">
          <draw:text-box>
            <text:list text:style-name="L1">
              <text:list-item>
                <text:p><text:span text:style-name="T2">Visita al magazzino</text:span></text:p>
              </text:list-item>
              <text:list-item>
                <text:p><text:span text:style-name="T2">Visita alla sala server</text:span></text:p>
              </text:list-item>
              <text:list-item>
                <text:p><text:span text:style-name="T2">Assistenza vari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draw:style-name="gr1" draw:text-style-name="P3" draw:layer="layout" svg:width="13.655cm" svg:height="0.962cm" svg:x="7.173cm" svg:y="10.019cm">
          <draw:text-box>
            <text:p>Sviluppo di un software gestionale in Visual C#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7T09:05:34.394000000</meta:creation-date>
    <dc:date>2017-02-07T09:09:55.714000000</dc:date>
    <meta:editing-duration>PT4M26S</meta:editing-duration>
    <meta:editing-cycles>1</meta:editing-cycles>
    <meta:document-statistic meta:object-count="31"/>
    <meta:generator>LibreOffice/5.1.3.2$Windows_x86 LibreOffice_project/644e4637d1d8544fd9f56425bd6cec110e49301b</meta:generator>
  </office:meta>
</office:document-meta>
</file>